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2.5035in"/>
    </style:style>
    <style:style style:name="co5" style:family="table-column">
      <style:table-column-properties fo:break-before="auto" style:column-width="3.5173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744in"/>
    </style:style>
    <style:style style:name="co10" style:family="table-column">
      <style:table-column-properties fo:break-before="auto" style:column-width="1.3083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563in"/>
    </style:style>
    <style:style style:name="co15" style:family="table-column">
      <style:table-column-properties fo:break-before="auto" style:column-width="1.1445in"/>
    </style:style>
    <style:style style:name="co16" style:family="table-column">
      <style:table-column-properties fo:break-before="auto" style:column-width="0.35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1.0575in"/>
    </style:style>
    <style:style style:name="co19" style:family="table-column">
      <style:table-column-properties fo:break-before="auto" style:column-width="3.1909in"/>
    </style:style>
    <style:style style:name="co20" style:family="table-column">
      <style:table-column-properties fo:break-before="auto" style:column-width="3.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vertical-align="middle" loext:vertical-justify="auto"/>
    </style:style>
    <style:style style:name="ce1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wrap-option="wrap" style:vertical-align="middle" loext:vertical-justify="auto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wrap-option="wrap" style:vertical-align="middle" loext:vertical-justify="auto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wrap-option="no-wrap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-summary-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23"/>
        <table:table-column table:style-name="co4" table:default-cell-style-name="ce8"/>
        <table:table-column table:style-name="co5" table:default-cell-style-name="ce23"/>
        <table:table-column table:style-name="co6" table:default-cell-style-name="ce8"/>
        <table:table-column table:style-name="co7" table:number-columns-repeated="1008" table:default-cell-style-name="ce8"/>
        <table:table-column table:style-name="co7" table:number-columns-repeated="3" table:default-cell-style-name="ce12"/>
        <table:table-row table:style-name="ro1">
          <table:table-cell table:style-name="ce1" office:value-type="string" calcext:value-type="string">
            <text:p>File name as deployed</text:p>
          </table:table-cell>
          <table:table-cell table:style-name="ce13" office:value-type="string" calcext:value-type="string">
            <text:p>cookfarm33.CR3</text:p>
          </table:table-cell>
          <table:table-cell table:style-name="ce19"/>
          <table:table-cell table:style-name="ce9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rogram signature</text:p>
          </table:table-cell>
          <table:table-cell table:style-name="ce14" office:value-type="float" office:value="23066" calcext:value-type="float">
            <text:p>23066</text:p>
          </table:table-cell>
          <table:table-cell table:style-name="ce20"/>
          <table:table-cell table:style-name="ce9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Deployment timestamp</text:p>
          </table:table-cell>
          <table:table-cell table:style-name="ce15" office:value-type="string" calcext:value-type="string">
            <text:p>2011-08-19 15:43:16 PST</text:p>
          </table:table-cell>
          <table:table-cell table:style-name="ce20"/>
          <table:table-cell table:style-name="ce9"/>
          <table:table-cell table:style-name="ce17"/>
          <table:table-cell table:style-name="ce9"/>
          <table:table-cell table:number-columns-repeated="1011"/>
        </table:table-row>
        <table:table-row table:style-name="ro1">
          <table:table-cell table:style-name="ce2" office:value-type="string" calcext:value-type="string">
            <text:p>Git repository tag</text:p>
          </table:table-cell>
          <table:table-cell table:style-name="Default" office:value-type="string" calcext:value-type="string">
            <text:p>20110819_CFNT</text:p>
          </table:table-cell>
          <table:table-cell table:style-name="ce19"/>
          <table:table-cell table:style-name="Default" table:number-columns-repeated="2"/>
          <table:table-cell table:style-name="ce9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number-columns-repeated="1011"/>
        </table:table-row>
        <table:table-row table:style-name="ro3">
          <table:table-cell table:style-name="ce4" office:value-type="string" calcext:value-type="string">
            <text:p>Table name</text:p>
          </table:table-cell>
          <table:table-cell table:style-name="ce2" office:value-type="string" calcext:value-type="string">
            <text:p>Record interval</text:p>
          </table:table-cell>
          <table:table-cell table:style-name="ce21" office:value-type="string" calcext:value-type="string">
            <text:p>Notes</text:p>
          </table:table-cell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ts_data</text:p>
          </table:table-cell>
          <table:table-cell table:style-name="Default" office:value-type="string" calcext:value-type="string">
            <text:p>100ms = 10hz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6" office:value-type="string" calcext:value-type="string">
            <text:p>flux</text:p>
          </table:table-cell>
          <table:table-cell table:style-name="ce16" office:value-type="string" calcext:value-type="string">
            <text:p>30 min</text:p>
          </table:table-cell>
          <table:table-cell table:style-name="ce22"/>
          <table:table-cell table:style-name="Default" table:number-columns-repeated="2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4" office:value-type="string" calcext:value-type="string">
            <text:p>StatCode</text:p>
          </table:table-cell>
          <table:table-cell table:style-name="ce2" office:value-type="string" calcext:value-type="string">
            <text:p>Description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7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5"/>
          <table:table-cell table:style-name="Default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23"/>
          <table:table-cell table:number-columns-repeated="1011"/>
        </table:table-row>
        <table:table-row table:style-name="ro2">
          <table:table-cell table:style-name="ce5"/>
          <table:table-cell table:style-name="Default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2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19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1"/>
          <table:table-cell table:style-name="ce9"/>
          <table:table-cell table:number-columns-repeated="2"/>
          <table:table-cell table:style-name="ce8"/>
          <table:table-cell table:style-name="ce23"/>
          <table:table-cell table:number-columns-repeated="1008"/>
          <table:table-cell table:style-name="ce18" table:number-columns-repeated="2"/>
          <table:table-cell/>
        </table:table-row>
        <table:table-row table:style-name="ro2">
          <table:table-cell table:style-name="ce3"/>
          <table:table-cell table:style-name="ce9"/>
          <table:table-cell table:number-columns-repeated="2"/>
          <table:table-cell table:style-name="ce8"/>
          <table:table-cell table:style-name="ce23"/>
          <table:table-cell table:number-columns-repeated="1011"/>
        </table:table-row>
        <table:table-row table:style-name="ro2">
          <table:table-cell table:style-name="ce3"/>
          <table:table-cell table:style-name="ce17" table:number-columns-spanned="4" table:number-rows-spanned="1"/>
          <table:covered-table-cell table:number-columns-repeated="2"/>
          <table:covered-table-cell table:style-name="ce8"/>
          <table:table-cell table:style-name="ce2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24"/>
          <table:table-cell table:style-name="ce3"/>
          <table:table-cell table:style-name="ce24"/>
          <table:table-cell table:style-name="ce12"/>
          <table:table-cell table:number-columns-repeated="1011"/>
        </table:table-row>
        <table:table-row table:style-name="ro2" table:number-rows-repeated="2">
          <table:table-cell table:style-name="ce9" table:number-columns-repeated="2"/>
          <table:table-cell table:style-name="ce17"/>
          <table:table-cell table:style-name="ce9"/>
          <table:table-cell table:style-name="ce17"/>
          <table:table-cell table:style-name="ce12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27"/>
          <table:table-cell table:style-name="ce1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2">
          <table:table-cell table:number-columns-repeated="4"/>
          <table:table-cell table:style-name="ce28"/>
          <table:table-cell table:style-name="ce12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12"/>
          <table:table-cell table:number-columns-repeated="1011"/>
        </table:table-row>
        <table:table-row table:style-name="ro2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12"/>
          <table:table-cell table:number-columns-repeated="1011"/>
        </table:table-row>
        <table:table-row table:style-name="ro2">
          <table:table-cell table:number-columns-repeated="2"/>
          <table:table-cell table:style-name="ce25"/>
          <table:table-cell table:number-columns-repeated="2"/>
          <table:table-cell table:style-name="ce12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12"/>
          <table:table-cell table:number-columns-repeated="1011"/>
        </table:table-row>
        <table:table-row table:style-name="ro2">
          <table:table-cell table:number-columns-repeated="4"/>
          <table:table-cell table:style-name="ce28"/>
          <table:table-cell table:style-name="ce1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1008"/>
          <table:table-cell table:style-name="ce18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1"/>
          <table:table-cell table:number-columns-repeated="1016"/>
        </table:table-row>
        <table:table-row table:style-name="ro2">
          <table:table-cell table:style-name="ce10"/>
          <table:table-cell table:number-columns-repeated="1016"/>
        </table:table-row>
        <table:table-row table:style-name="ro2">
          <table:table-cell table:style-name="ce11"/>
          <table:table-cell table:number-columns-repeated="1016"/>
        </table:table-row>
        <table:table-row table:style-name="ro2">
          <table:table-cell table:style-name="ce9"/>
          <table:table-cell table:style-name="ce18"/>
          <table:table-cell table:style-name="ce26"/>
          <table:table-cell table:style-name="ce12"/>
          <table:table-cell table:style-name="ce28"/>
          <table:table-cell table:number-columns-repeated="1012"/>
        </table:table-row>
        <table:table-row table:style-name="ro2">
          <table:table-cell table:style-name="ce9" table:number-columns-repeated="2"/>
          <table:table-cell table:style-name="ce17"/>
          <table:table-cell table:style-name="ce3"/>
          <table:table-cell table:style-name="ce24"/>
          <table:table-cell table:number-columns-repeated="1012"/>
        </table:table-row>
        <table:table-row table:style-name="ro2" table:number-rows-repeated="2">
          <table:table-cell table:style-name="ce9" table:number-columns-repeated="2"/>
          <table:table-cell table:style-name="ce17"/>
          <table:table-cell table:style-name="ce9"/>
          <table:table-cell table:style-name="ce17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12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12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12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12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_data" table:style-name="ta1">
        <table:table-column table:style-name="co9" table:default-cell-style-name="ce29"/>
        <table:table-column table:style-name="co10" table:default-cell-style-name="ce33"/>
        <table:table-column table:style-name="co11" table:default-cell-style-name="ce33"/>
        <table:table-column table:style-name="co12" table:default-cell-style-name="ce29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8" table:number-columns-repeated="1013" table:default-cell-style-name="ce33"/>
        <table:table-row table:style-name="ro3">
          <table:table-cell/>
          <table:table-cell table:style-name="ce30" office:value-type="string" calcext:value-type="string">
            <text:p>Column label</text:p>
          </table:table-cell>
          <table:table-cell table:style-name="ce30" office:value-type="string" calcext:value-type="string">
            <text:p>Units</text:p>
          </table:table-cell>
          <table:table-cell table:style-name="ce34" office:value-type="string" calcext:value-type="string">
            <text:p>StatCod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Notes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end of period timestamp</text:p>
          </table:table-cell>
          <table:table-cell table:style-name="ce31" office:value-type="string" calcext:value-type="string">
            <text:p>as "YYYY-MM-DD hh:mm:ss.ss" (with quotes)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ECORD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sequential record number</text:p>
          </table:table-cell>
          <table:table-cell table:style-name="ce31"/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Ux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orizontal wind component</text:p>
          </table:table-cell>
          <table:table-cell table:style-name="ce32" office:value-type="string" calcext:value-type="string">
            <text:p>(+) = into sonic array toward mounting bolt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Uy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orizontal wind component</text:p>
          </table:table-cell>
          <table:table-cell table:style-name="ce32" office:value-type="string" calcext:value-type="string">
            <text:p>cross wind speed, right-handed w.r.t. Ux/Uz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Uz</text:p>
          </table:table-cell>
          <table:table-cell table:style-name="ce32" office:value-type="string" calcext:value-type="string">
            <text:p>m/s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vertical wind speed</text:p>
          </table:table-cell>
          <table:table-cell table:style-name="ce32" office:value-type="string" calcext:value-type="string">
            <text:p>(+) = away from surface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Ts</text:p>
          </table:table-cell>
          <table:table-cell table:style-name="ce32" office:value-type="string" calcext:value-type="string">
            <text:p>C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sonic temperature</text:p>
          </table:table-cell>
          <table:table-cell table:style-name="ce32" office:value-type="string" calcext:value-type="string">
            <text:p>closely approximates virtual temperature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diag_sonic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diagnostic code</text:p>
          </table:table-cell>
          <table:table-cell table:style-name="ce32" office:value-type="string" calcext:value-type="string">
            <text:p>bits 0-5 are warning flags; any value &gt;0 has flags</text:p>
          </table:table-cell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2" office:value-type="string" calcext:value-type="string">
            <text:p>CO2</text:p>
          </table:table-cell>
          <table:table-cell table:style-name="ce32" office:value-type="string" calcext:value-type="string">
            <text:p>mg/m^3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mass conc. of carbon dioxid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2" office:value-type="string" calcext:value-type="string">
            <text:p>H2O</text:p>
          </table:table-cell>
          <table:table-cell table:style-name="ce32" office:value-type="string" calcext:value-type="string">
            <text:p>g/m^3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mass conc. of water vapor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diag_irga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diagnostic code</text:p>
          </table:table-cell>
          <table:table-cell table:style-name="ce32" office:value-type="string" calcext:value-type="string">
            <text:p>bits 0-20 are warning flags; any value &gt;0 has flags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amb_tmpr</text:p>
          </table:table-cell>
          <table:table-cell table:style-name="ce32" office:value-type="string" calcext:value-type="string">
            <text:p>C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ambient temperatur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amb_press</text:p>
          </table:table-cell>
          <table:table-cell table:style-name="ce32" office:value-type="string" calcext:value-type="string">
            <text:p>kPa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barometric (ambient) pressure</text:p>
          </table:table-cell>
          <table:table-cell table:style-name="ce32"/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CO2_sig_strgth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CO2 signal quality</text:p>
          </table:table-cell>
          <table:table-cell table:style-name="ce32" office:value-type="string" calcext:value-type="string">
            <text:p>nominal range 0-1, 1=good quality</text:p>
          </table:table-cell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2" office:value-type="string" calcext:value-type="string">
            <text:p>H2O_sig_strgth</text:p>
          </table:table-cell>
          <table:table-cell table:style-name="ce32" office:value-type="string" calcext:value-type="string">
            <text:p>arb</text:p>
          </table:table-cell>
          <table:table-cell table:style-name="ce36" office:value-type="string" calcext:value-type="string">
            <text:p>Smp</text:p>
          </table:table-cell>
          <table:table-cell table:style-name="ce32" office:value-type="string" calcext:value-type="string">
            <text:p>H2O signal quality</text:p>
          </table:table-cell>
          <table:table-cell table:style-name="ce32" office:value-type="string" calcext:value-type="string">
            <text:p>nominal range 0-1, 1=good quality</text:p>
          </table:table-cell>
          <table:table-cell table:number-columns-repeated="1014"/>
        </table:table-row>
        <table:table-row table:style-name="ro2" table:number-rows-repeated="6">
          <table:table-cell table:number-columns-repeated="1020"/>
        </table:table-row>
        <table:table-row table:style-name="ro2" table:number-rows-repeated="12">
          <table:table-cell table:number-columns-repeated="3"/>
          <table:table-cell table:style-name="ce5"/>
          <table:table-cell table:style-name="Default"/>
          <table:table-cell table:number-columns-repeated="1015"/>
        </table:table-row>
        <table:table-row table:style-name="ro2" table:number-rows-repeated="104854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flux" table:style-name="ta1">
        <table:table-column table:style-name="co16" table:default-cell-style-name="ce5"/>
        <table:table-column table:style-name="co17" table:default-cell-style-name="ce33"/>
        <table:table-column table:style-name="co18" table:default-cell-style-name="ce33"/>
        <table:table-column table:style-name="co12" table:default-cell-style-name="ce29"/>
        <table:table-column table:style-name="co19" table:default-cell-style-name="ce33"/>
        <table:table-column table:style-name="co20" table:default-cell-style-name="ce33"/>
        <table:table-column table:style-name="co8" table:number-columns-repeated="1011" table:default-cell-style-name="ce33"/>
        <table:table-row table:style-name="ro3">
          <table:table-cell/>
          <table:table-cell table:style-name="ce30" office:value-type="string" calcext:value-type="string">
            <text:p>Column label</text:p>
          </table:table-cell>
          <table:table-cell table:style-name="ce30" office:value-type="string" calcext:value-type="string">
            <text:p>Units</text:p>
          </table:table-cell>
          <table:table-cell table:style-name="ce34" office:value-type="string" calcext:value-type="string">
            <text:p>StatCod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Notes</text:p>
          </table:table-cell>
          <table:table-cell table:number-columns-repeated="1011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end of period timestamp</text:p>
          </table:table-cell>
          <table:table-cell table:style-name="ce31" office:value-type="string" calcext:value-type="string">
            <text:p>as "YYYY-MM-DD hh:mm:ss" (with quotes)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ECORD</text:p>
          </table:table-cell>
          <table:table-cell table:style-name="ce31"/>
          <table:table-cell table:style-name="ce35" office:value-type="string" calcext:value-type="string">
            <text:p>--</text:p>
          </table:table-cell>
          <table:table-cell table:style-name="ce31" office:value-type="string" calcext:value-type="string">
            <text:p>sequential record number</text:p>
          </table:table-cell>
          <table:table-cell table:style-name="ce31"/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s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using sonic temp uncorrected for water vapor</text:p>
          </table:table-cell>
          <table:table-cell table:number-columns-repeated="101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u</text:p>
          </table:table-cell>
          <table:table-cell table:style-name="Default" office:value-type="string" calcext:value-type="string">
            <text:p>kg/(m s^2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omentum flux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u_star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friction velocity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s_stdev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temperat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Ts_Ux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T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s_Uy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T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Ts_Uz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,T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Ux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U component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Ux_Uy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V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x_Uz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W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Uy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V component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Uy_Uz_cov</text:p>
          </table:table-cell>
          <table:table-cell table:style-name="Default" office:value-type="string" calcext:value-type="string">
            <text:p>(m/s)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W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Uz_stdev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sonic W component</text:p>
          </table:table-cell>
          <table:table-cell table:style-name="Default" office:value-type="string" calcext:value-type="string">
            <text:p>note no coordinate rotations are done </text:p>
          </table:table-cell>
          <table:table-cell table:number-columns-repeated="101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wnd_sp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calar mean horizontal wind spe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rslt_wnd_sp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horizontal wind spe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wnd_dir_sonic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WD relative to soni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std_wnd_dir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td. dev. of wind direction</text:p>
          </table:table-cell>
          <table:table-cell table:style-name="Default" office:value-type="string" calcext:value-type="string">
            <text:p>via CampbellSci wind speed-weighted formula</text:p>
          </table:table-cell>
          <table:table-cell table:number-columns-repeated="1011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wnd_dir_compass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resultant mean wind direction</text:p>
          </table:table-cell>
          <table:table-cell table:style-name="Default" office:value-type="string" calcext:value-type="string">
            <text:p>**see Note 1 below table</text:p>
          </table:table-cell>
          <table:table-cell table:number-columns-repeated="1011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Ux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axial component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Uy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crosswind component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Uz_Avg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vertical component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Ts_Avg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sonic temperature</text:p>
          </table:table-cell>
          <table:table-cell table:style-name="Default" office:value-type="string" calcext:value-type="string">
            <text:p>closely approximates virtual temperature</text:p>
          </table:table-cell>
          <table:table-cell table:number-columns-repeated="1011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sample of sonic azimuth</text:p>
          </table:table-cell>
          <table:table-cell table:style-name="Default" office:value-type="string" calcext:value-type="string">
            <text:p>user-defined; does not change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onic_samples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 office:value-type="string" calcext:value-type="string">
            <text:p>should be 3000 for 5min, 18000 for 30min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no_sonic_head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no sonic signal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no_new_sonic_data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“NAN” sonic signal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amp_l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low amplitude sample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amp_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high amplitude sample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ig_lck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racking error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del_T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peed of sound value warning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aq_sig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re-acquiring signal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sonic_cal_er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head calibration signature error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Fc_wpl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LE_wpl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atent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Hc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ensible heat flux</text:p>
          </table:table-cell>
          <table:table-cell table:style-name="Default" office:value-type="string" calcext:value-type="string">
            <text:p>density (WPL) corrected</text:p>
          </table:table-cell>
          <table:table-cell table:number-columns-repeated="101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CO2_stdev</text:p>
          </table:table-cell>
          <table:table-cell table:style-name="Default" office:value-type="string" calcext:value-type="string">
            <text:p>m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CO2 mass conc.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CO2_Ux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 &amp; irga CO2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CO2_Uy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 &amp; irga CO2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O2_Uz_cov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 &amp; irga CO2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H2O_stdev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H2O molar conc.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H2O_Ux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 &amp; irga H2O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H2O_Uy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 &amp; irga H2O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H2O_Uz_cov</text:p>
          </table:table-cell>
          <table:table-cell table:style-name="Default" office:value-type="string" calcext:value-type="string">
            <text:p>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 &amp; irga H2O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Tc_stdev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std. dev. of 'corrected' sonic temp. T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Tc_Ux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U,T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Tc_Uy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V,T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Tc_Uz_cov</text:p>
          </table:table-cell>
          <table:table-cell table:style-name="Default" office:value-type="string" calcext:value-type="string">
            <text:p>C m/s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variance of sonic W,Tc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CO2_mean</text:p>
          </table:table-cell>
          <table:table-cell table:style-name="Default" office:value-type="string" calcext:value-type="string">
            <text:p>m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CO2 mass concentration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H2O_mean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H2O mass conc.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amb_press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barometric press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Tc_mean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'corrected' sonic temp.</text:p>
          </table:table-cell>
          <table:table-cell table:style-name="Default" office:value-type="string" calcext:value-type="string">
            <text:p>**see Note 2 below table</text:p>
          </table:table-cell>
          <table:table-cell table:number-columns-repeated="1011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rho_a_mean</text:p>
          </table:table-cell>
          <table:table-cell table:style-name="Default" office:value-type="string" calcext:value-type="string">
            <text:p>k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ambient (moist) air density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Fc_irga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, uncorrect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LE_irga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atent heat flux, uncorrect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CO2_wpl_LE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 correction: WPL latent heat term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CO2_wpl_H</text:p>
          </table:table-cell>
          <table:table-cell table:style-name="Default" office:value-type="string" calcext:value-type="string">
            <text:p>mg/(m^2 s)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CO2 flux correction: WPL sensible heat term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H2O_wpl_LE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E flux correction: WPL latent heat term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H2O_wpl_H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LE flux correction: WPL sensible heat term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irga_samples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recorded sample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no_irga_head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no irga signal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no_new_irga_data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“NAN” irga signal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irga_bad_data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suspect data </text:p>
          </table:table-cell>
          <table:table-cell table:style-name="Default" office:value-type="string" calcext:value-type="string">
            <text:p>true for any diagnostic flag</text:p>
          </table:table-cell>
          <table:table-cell table:number-columns-repeated="1011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gen_sys_fault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general system fault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sys_startup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system is starting up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motor_spd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motor speed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tec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detector temp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src_pw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power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src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temp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src_cur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lamp current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irga_off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gas head unpower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irga_sync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hannel sync error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amb_tmp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ambient temp is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amb_press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hile ambient pressure is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CO2_I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intensity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CO2_Io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H2O_I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intensity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H2O_Io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CO2_Io_va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noise out of bound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H2O_Io_var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noise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CO2_sig_strgt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CO2 reference ratio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H2O_sig_strgth_f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samples with H2O reference ratio out of bound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CO2_sig_strgth_mean</text:p>
          </table:table-cell>
          <table:table-cell table:style-name="Default" office:value-type="string" calcext:value-type="string">
            <text:p>arb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CO2 signal strength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H2O_sig_strgth_mean</text:p>
          </table:table-cell>
          <table:table-cell table:style-name="Default" office:value-type="string" calcext:value-type="string">
            <text:p>arb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H2O signal strength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T_hmp_mean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ambient temperat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e_hmp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vapor press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e_sat_hmp_mean</text:p>
          </table:table-cell>
          <table:table-cell table:style-name="Default" office:value-type="string" calcext:value-type="string">
            <text:p>kPa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saturation VP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H2O_hmp_mean</text:p>
          </table:table-cell>
          <table:table-cell table:style-name="Default" office:value-type="string" calcext:value-type="string">
            <text:p>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H2O mass concentration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RH_hmp_mean</text:p>
          </table:table-cell>
          <table:table-cell table:style-name="Default" office:value-type="string" calcext:value-type="string">
            <text:p>%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relative humidity</text:p>
          </table:table-cell>
          <table:table-cell table:style-name="Default" office:value-type="string" calcext:value-type="string">
            <text:p>derived from actual/sat. vapor pressure means</text:p>
          </table:table-cell>
          <table:table-cell table:number-columns-repeated="1011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rho_a_mean_hmp</text:p>
          </table:table-cell>
          <table:table-cell table:style-name="Default" office:value-type="string" calcext:value-type="string">
            <text:p>kg/m^3</text:p>
          </table:table-cell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mean derived density of ambient (moist) a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Rn_Avg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 office:value-type="string" calcext:value-type="string">
            <text:p>corrected for horizontal wind effects</text:p>
          </table:table-cell>
          <table:table-cell table:number-columns-repeated="101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Rn_meas_Avg</text:p>
          </table:table-cell>
          <table:table-cell table:style-name="Default" office:value-type="string" calcext:value-type="string">
            <text:p>W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net radiation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par_totflx_Tot</text:p>
          </table:table-cell>
          <table:table-cell table:style-name="Default" office:value-type="string" calcext:value-type="string">
            <text:p>mmol/m^2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PAR flux density</text:p>
          </table:table-cell>
          <table:table-cell table:style-name="Default" office:value-type="string" calcext:value-type="string">
            <text:p>cumulative per output interval</text:p>
          </table:table-cell>
          <table:table-cell table:number-columns-repeated="1011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par_flxdens_Avg</text:p>
          </table:table-cell>
          <table:table-cell table:style-name="Default" office:value-type="string" calcext:value-type="string">
            <text:p>umol/s/m^2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verage PAR flux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WS_ms_Avg</text:p>
          </table:table-cell>
          <table:table-cell table:style-name="Default" office:value-type="string" calcext:value-type="string">
            <text:p>meters/second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horizontal wind speed</text:p>
          </table:table-cell>
          <table:table-cell table:style-name="Default" office:value-type="string" calcext:value-type="string">
            <text:p>averaged literally</text:p>
          </table:table-cell>
          <table:table-cell table:number-columns-repeated="1011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WS_ms_WVc(1)</text:p>
          </table:table-cell>
          <table:table-cell table:style-name="Default" office:value-type="string" calcext:value-type="string">
            <text:p>meters/second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mean horizontal wind speed</text:p>
          </table:table-cell>
          <table:table-cell table:style-name="Default" office:value-type="string" calcext:value-type="string">
            <text:p>comparable to <text:span text:style-name="T1">wnd_spd</text:span><text:span text:style-name="T2"> from sonic</text:span></text:p>
          </table:table-cell>
          <table:table-cell table:number-columns-repeated="1011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WS_ms_WVc(2)</text:p>
          </table:table-cell>
          <table:table-cell table:style-name="Default" office:value-type="string" calcext:value-type="string">
            <text:p>meters/second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unit vector mean wind direction</text:p>
          </table:table-cell>
          <table:table-cell table:style-name="Default" office:value-type="string" calcext:value-type="string">
            <text:p>not comparable to sonic 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WS_ms_WVc(3)</text:p>
          </table:table-cell>
          <table:table-cell table:style-name="Default" office:value-type="string" calcext:value-type="string">
            <text:p>meters/second</text:p>
          </table:table-cell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std. dev. of wind direction </text:p>
          </table:table-cell>
          <table:table-cell table:style-name="Default" office:value-type="string" calcext:value-type="string">
            <text:p>Yamartino algorithm; not sonic-comparable </text:p>
          </table:table-cell>
          <table:table-cell table:number-columns-repeated="101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Rain_mm_Tot</text:p>
          </table:table-cell>
          <table:table-cell table:style-name="Default" office:value-type="string" calcext:value-type="string">
            <text:p>mm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precipitation</text:p>
          </table:table-cell>
          <table:table-cell table:style-name="Default" office:value-type="string" calcext:value-type="string">
            <text:p>valid for rain, not snow/etc.</text:p>
          </table:table-cell>
          <table:table-cell table:number-columns-repeated="1011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latitude_a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1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latitude_b</text:p>
          </table:table-cell>
          <table:table-cell table:style-name="Default" office:value-type="string" calcext:value-type="string">
            <text:p>minut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atitude decimal minutes</text:p>
          </table:table-cell>
          <table:table-cell table:style-name="ce32" office:value-type="string" calcext:value-type="string">
            <text:p>must combine with latitude degrees</text:p>
          </table:table-cell>
          <table:table-cell table:number-columns-repeated="1011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longitude_a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ongitude degrees </text:p>
          </table:table-cell>
          <table:table-cell table:style-name="Default" office:value-type="string" calcext:value-type="string">
            <text:p>(+ = East; - = West)</text:p>
          </table:table-cell>
          <table:table-cell table:number-columns-repeated="1011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longitude_b</text:p>
          </table:table-cell>
          <table:table-cell table:style-name="Default" office:value-type="string" calcext:value-type="string">
            <text:p>minut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longitude decimal minutes</text:p>
          </table:table-cell>
          <table:table-cell table:style-name="ce32" office:value-type="string" calcext:value-type="string">
            <text:p>must combine with longitude degrees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m/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ound speed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course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ound course bearing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magnetic_variation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agnetic variation</text:p>
          </table:table-cell>
          <table:table-cell table:style-name="ce32" office:value-type="string" calcext:value-type="string">
            <text:p>in degrees, easterly=(+); MagN+MagVar = TrueN</text:p>
          </table:table-cell>
          <table:table-cell table:number-columns-repeated="1011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fix_quality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fix quality</text:p>
          </table:table-cell>
          <table:table-cell table:style-name="Default" office:value-type="string" calcext:value-type="string">
            <text:p>0=invalid, 1=GPS, 2=diff. GPS, 6=estimated</text:p>
          </table:table-cell>
          <table:table-cell table:number-columns-repeated="1011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nmbr_satellites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satellites used for fix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altitude</text:p>
          </table:table-cell>
          <table:table-cell table:style-name="Default" office:value-type="string" calcext:value-type="string">
            <text:p>m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antenna altitude (geoidal height)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pps</text:p>
          </table:table-cell>
          <table:table-cell table:style-name="Default" office:value-type="string" calcext:value-type="string">
            <text:p>m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elapsed ms since last PPS signal from GPS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dt_since_gprmc</text:p>
          </table:table-cell>
          <table:table-cell table:style-name="Default" office:value-type="string" calcext:value-type="string">
            <text:p>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time since last GPRMC string </text:p>
          </table:table-cell>
          <table:table-cell table:style-name="Default" office:value-type="string" calcext:value-type="string">
            <text:p>typically &lt;1sec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gps_ready</text:p>
          </table:table-cell>
          <table:table-cell table:style-name="Default" office:value-type="string" calcext:value-type="string">
            <text:p>unitles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PS readiness </text:p>
          </table:table-cell>
          <table:table-cell table:style-name="ce32" office:value-type="string" calcext:value-type="string">
            <text:p>values less than 10 indicate poor GPS signal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max_clock_change</text:p>
          </table:table-cell>
          <table:table-cell table:style-name="Default" office:value-type="string" calcext:value-type="string">
            <text:p>m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maximum value clock was changed</text:p>
          </table:table-cell>
          <table:table-cell table:style-name="ce32" office:value-type="string" calcext:value-type="string">
            <text:p>values above 10 could indicate issues with the clock</text:p>
          </table:table-cell>
          <table:table-cell table:number-columns-repeated="1011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nmbr_clock_change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number of times clock was changed</text:p>
          </table:table-cell>
          <table:table-cell table:style-name="ce23" office:value-type="string" calcext:value-type="string">
            <text:p>cumulative value since program start</text:p>
          </table:table-cell>
          <table:table-cell table:number-columns-repeated="1011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panel_tmpr_Avg</text:p>
          </table:table-cell>
          <table:table-cell table:style-name="Default" office:value-type="string" calcext:value-type="string">
            <text:p>C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data logger panel temperatur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batt_volt_Avg</text:p>
          </table:table-cell>
          <table:table-cell table:style-name="Default" office:value-type="string" calcext:value-type="string">
            <text:p>V</text:p>
          </table:table-cell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mean data logger power source voltage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slowsequence_Tot</text:p>
          </table:table-cell>
          <table:table-cell table:style-name="Default" office:value-type="string" calcext:value-type="string">
            <text:p>samples</text:p>
          </table:table-cell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number of slow (1hz) scans performed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1011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**Note 1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/>
          <table:table-cell table:style-name="ce37" office:value-type="string" calcext:value-type="string" table:number-columns-spanned="5" table:number-rows-spanned="1">
            <text:p>**Note 2: ambient temp back-calculated using H2O conc. and virtual temp (which is approximated as sonic temp)</text:p>
          </table:table-cell>
          <table:covered-table-cell table:number-columns-repeated="4"/>
          <table:table-cell table:number-columns-repeated="1011"/>
        </table:table-row>
        <table:table-row table:style-name="ro2" table:number-rows-repeated="1048453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__Anonymous_Sheet_DB__0" table:target-range-address="'-summary-'.A11:'-summary-'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10819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20:50:28.4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09T22:42:48.591000000</dc:date>
    <meta:editing-duration>PT9H55M5S</meta:editing-duration>
    <meta:editing-cycles>52</meta:editing-cycles>
    <meta:generator>LibreOffice/4.3.2.2$Windows_x86 LibreOffice_project/edfb5295ba211bd31ad47d0bad0118690f76407d</meta:generator>
    <dc:creator>Patrick O'Keeffe</dc:creator>
    <meta:document-statistic meta:table-count="3" meta:cell-count="746" meta:object-count="0"/>
  </office:meta>
</office:document-meta>
</file>